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/>
    </style:style>
    <style:style style:name="ce4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9" style:family="table-cell" style:parent-style-name="Default" style:data-style-name="N0">
      <style:table-cell-properties fo:border="thin solid #000000"/>
    </style:style>
    <style:style style:name="ce7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double #000000" fo:border-left="thin solid #000000" fo:border-right="none"/>
    </style:style>
    <style:style style:name="ce72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73" style:family="table-cell" style:parent-style-name="Default" style:data-style-name="N0">
      <style:table-cell-properties fo:border-top="thin solid #000000" fo:border-bottom="thin double #000000" fo:border-left="none" fo:border-right="thin solid #000000"/>
    </style:style>
    <style:style style:name="ce7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thin solid #000000" fo:border-bottom="thin double #000000" fo:border-left="thin solid #000000" fo:border-right="none" fo:background-color="transparent"/>
    </style:style>
    <style:style style:name="ce77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7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double #000000" fo:border-bottom="thin solid #000000" fo:border-left="thin solid #000000" fo:border-right="none" fo:background-color="transparent"/>
    </style:style>
    <style:style style:name="ce84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85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double #000000" fo:border-bottom="thin double #000000" fo:border-left="thin solid #000000" fo:border-right="none"/>
    </style:style>
    <style:style style:name="ce87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double #000000" fo:border-bottom="thin double #000000" fo:border-left="none" fo:border-right="thin solid #000000"/>
    </style:style>
    <style:style style:name="ce89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8CBAD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BFBFBF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thin double #000000" fo:border-bottom="thin solid #000000" fo:border-left="thin solid #000000" fo:border-right="thin solid #000000" fo:background-color="transparent"/>
    </style:style>
    <style:style style:name="ce94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95" style:family="table-cell" style:parent-style-name="Default" style:data-style-name="N0">
      <style:table-cell-properties fo:border-top="thin double #000000" fo:border-bottom="none" fo:border-left="none" fo:border-right="thin solid #000000"/>
    </style:style>
    <style:style style:name="ce96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transparent"/>
    </style:style>
    <style:style style:name="ce97" style:family="table-cell" style:parent-style-name="Default" style:data-style-name="N0">
      <style:table-cell-properties fo:border-top="none" fo:border-bottom="thin double #000000" fo:border-left="none" fo:border-right="thin solid #000000"/>
    </style:style>
    <style:style style:name="ce98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automatic" fo:background-color="#F8CBAD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double #000000" fo:border-bottom="thin double #000000" fo:border-left="none" fo:border-right="thin solid #000000"/>
      <style:text-properties fo:color="#BFBFBF"/>
    </style:style>
    <style:style style:name="ce100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end" fo:margin-right="0cm"/>
    </style:style>
    <style:style style:name="ce101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fo:border-top="thin double #000000" fo:border-bottom="thin double #000000" fo:border-left="thin solid #000000" fo:border-right="thin solid #000000" fo:background-color="transparent"/>
    </style:style>
    <style:style style:name="ce104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transparent"/>
    </style:style>
    <style:style style:name="ce105" style:family="table-cell" style:parent-style-name="Default" style:data-style-name="N0">
      <style:table-cell-properties fo:border-top="thin double #000000" fo:border-bottom="thin double #000000" fo:border-left="thin solid #000000" fo:border-right="thin solid #000000" fo:background-color="transparen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thin solid #000000" fo:background-color="#D9D9D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0.55687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5.00062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6.402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0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tyle="italic" style:font-style-asian="italic" style:font-style-complex="italic"/>
      <style:map style:condition="of:cell-content()&lt;0" style:apply-style-name="cf8"/>
    </style:style>
    <style:style style:name="ce109" style:family="table-cell" style:parent-style-name="Default" style:data-style-name="N0">
      <style:table-cell-properties fo:border="thin solid #000000" fo:background-color="transparent"/>
      <style:map style:condition="of:cell-content()&lt;0" style:apply-style-name="cf8"/>
    </style:style>
    <style:style style:name="ce110" style:family="table-cell" style:parent-style-name="Default" style:data-style-name="N0">
      <style:table-cell-properties fo:border="thin solid #000000"/>
      <style:map style:condition="of:cell-content()&lt;0" style:apply-style-name="cf8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map style:condition="of:cell-content()&lt;0" style:apply-style-name="cf8"/>
    </style:style>
    <style:style style:name="ce11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11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11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11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rndown" table:style-name="ta1">
        <table:shapes>
          <draw:frame draw:z-index="1" draw:id="id0" draw:style-name="a0" draw:name="Graphique 1" svg:x="12.1633in" svg:y="0.49571in" svg:width="6.30276in" svg:height="5.348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0.33552in" svg:y="5.71427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style-name="ce2"/>
          <table:table-cell office:value-type="string" table:style-name="ce3">
            <text:p>Estimation</text:p>
          </table:table-cell>
          <table:table-cell office:value-type="string" table:style-name="ce3">
            <text:p>Itération 1</text:p>
          </table:table-cell>
          <table:table-cell office:value-type="string" table:style-name="ce3">
            <text:p>Itération 2</text:p>
          </table:table-cell>
          <table:table-cell office:value-type="string" table:style-name="ce3">
            <text:p>Itération 3</text:p>
          </table:table-cell>
          <table:table-cell office:value-type="string" table:style-name="ce3">
            <text:p>Itération 4</text:p>
          </table:table-cell>
          <table:table-cell table:style-name="ce1"/>
          <table:table-cell office:value-type="string" table:style-name="ce4">
            <text:p>Itération 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1</text:p>
          </table:table-cell>
          <table:table-cell office:value-type="float" office:value="33" table:style-name="ce108">
            <text:p>33</text:p>
          </table:table-cell>
          <table:table-cell office:value-type="float" office:value="33" table:formula="of:=[.B2]" table:style-name="ce109">
            <text:p>33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8">
            <text:p>ID</text:p>
          </table:table-cell>
          <table:table-cell office:value-type="string" table:style-name="ce8">
            <text:p>Tâches</text:p>
          </table:table-cell>
          <table:table-cell office:value-type="string" table:style-name="ce8">
            <text:p>Estimation</text:p>
          </table:table-cell>
          <table:table-cell office:value-type="string" table:style-name="ce9">
            <text:p>Pilote</text:p>
          </table:table-cell>
          <table:table-cell office:value-type="string" table:style-name="ce9">
            <text:p>Copilote</text:p>
          </table:table-cell>
          <table:table-cell office:value-type="string" table:style-name="ce8">
            <text:p>Heures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2</text:p>
          </table:table-cell>
          <table:table-cell office:value-type="float" office:value="30" table:style-name="ce108">
            <text:p>30</text:p>
          </table:table-cell>
          <table:table-cell office:value-type="float" office:value="-17.5" table:formula="of:=[.B3]-[.M3]" table:style-name="ce109">
            <text:p>-17,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10">
            <text:p>H2</text:p>
          </table:table-cell>
          <table:table-cell table:style-name="ce11"/>
          <table:table-cell office:value-type="float" office:value="30" table:formula="of:=[.B3]" table:style-name="ce20">
            <text:p>30</text:p>
          </table:table-cell>
          <table:table-cell table:style-name="ce12"/>
          <table:table-cell table:style-name="ce13"/>
          <table:table-cell office:value-type="float" office:value="47.5" table:formula="of:=SUM([.M4:.M19])" table:style-name="ce107">
            <text:p>47,5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3</text:p>
          </table:table-cell>
          <table:table-cell office:value-type="float" office:value="25" table:style-name="ce108">
            <text:p>25</text:p>
          </table:table-cell>
          <table:table-cell office:value-type="float" office:value="0" table:formula="of:=[.B4]-[.M20]" table:style-name="ce109">
            <text:p>0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70">
            <text:p>T1</text:p>
          </table:table-cell>
          <table:table-cell office:value-type="string" table:style-name="ce71">
            <text:p>compilation</text:p>
          </table:table-cell>
          <table:table-cell table:style-name="ce78"/>
          <table:table-cell office:value-type="string" table:style-name="ce73">
            <text:p>Arthur</text:p>
          </table:table-cell>
          <table:table-cell office:value-type="string" table:style-name="ce73">
            <text:p>Adrien</text:p>
          </table:table-cell>
          <table:table-cell office:value-type="float" office:value="5" table:style-name="ce73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4</text:p>
          </table:table-cell>
          <table:table-cell office:value-type="float" office:value="20" table:style-name="ce108">
            <text:p>20</text:p>
          </table:table-cell>
          <table:table-cell office:value-type="float" office:value="4.5" table:formula="of:=[.B5]-[.M28]" table:style-name="ce109">
            <text:p>4,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number-columns-spanned="1" table:number-rows-spanned="2" table:style-name="ce101">
            <text:p>T2</text:p>
          </table:table-cell>
          <table:table-cell office:value-type="string" table:number-columns-spanned="1" table:number-rows-spanned="2" table:style-name="ce102">
            <text:p>squelette gui</text:p>
          </table:table-cell>
          <table:table-cell table:number-columns-spanned="1" table:number-rows-spanned="2" table:style-name="ce105"/>
          <table:table-cell office:value-type="string" table:style-name="ce84">
            <text:p>Adrien</text:p>
          </table:table-cell>
          <table:table-cell office:value-type="string" table:style-name="ce84">
            <text:p>Amaury</text:p>
          </table:table-cell>
          <table:table-cell office:value-type="float" office:value="3" table:style-name="ce84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5</text:p>
          </table:table-cell>
          <table:table-cell office:value-type="float" office:value="18" table:style-name="ce108">
            <text:p>18</text:p>
          </table:table-cell>
          <table:table-cell office:value-type="float" office:value="18" table:formula="of:=[.B6]" table:style-name="ce109">
            <text:p>18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77">
            <text:p>Matias</text:p>
          </table:table-cell>
          <table:table-cell office:value-type="string" table:style-name="ce77">
            <text:p>Arnaud</text:p>
          </table:table-cell>
          <table:table-cell office:value-type="float" office:value="2" table:style-name="ce77">
            <text:p>2</text:p>
          </table:table-cell>
          <table:table-cell table:number-columns-repeated="16371"/>
        </table:table-row>
        <table:table-row table:style-name="ro4">
          <table:table-cell office:value-type="string" table:style-name="ce5">
            <text:p>H6</text:p>
          </table:table-cell>
          <table:table-cell office:value-type="float" office:value="45" table:style-name="ce108">
            <text:p>45</text:p>
          </table:table-cell>
          <table:table-cell office:value-type="float" office:value="45" table:formula="of:=[.B7]" table:style-name="ce109">
            <text:p>4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85">
            <text:p>T3</text:p>
          </table:table-cell>
          <table:table-cell office:value-type="string" table:style-name="ce86">
            <text:p>database</text:p>
          </table:table-cell>
          <table:table-cell table:style-name="ce87"/>
          <table:table-cell office:value-type="string" table:style-name="ce88">
            <text:p>Arthur</text:p>
          </table:table-cell>
          <table:table-cell office:value-type="string" table:style-name="ce88">
            <text:p>Simon</text:p>
          </table:table-cell>
          <table:table-cell office:value-type="float" office:value="6" table:style-name="ce88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7</text:p>
          </table:table-cell>
          <table:table-cell office:value-type="float" office:value="45" table:style-name="ce108">
            <text:p>45</text:p>
          </table:table-cell>
          <table:table-cell office:value-type="float" office:value="45" table:formula="of:=[.B8]" table:style-name="ce109">
            <text:p>4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number-columns-spanned="1" table:number-rows-spanned="6" table:style-name="ce101">
            <text:p>T4</text:p>
          </table:table-cell>
          <table:table-cell office:value-type="string" table:number-columns-spanned="1" table:number-rows-spanned="6" table:style-name="ce102">
            <text:p>frontend histoire 2</text:p>
          </table:table-cell>
          <table:table-cell table:number-columns-spanned="1" table:number-rows-spanned="6" table:style-name="ce105"/>
          <table:table-cell office:value-type="string" table:style-name="ce84">
            <text:p>Arnaud</text:p>
          </table:table-cell>
          <table:table-cell office:value-type="string" table:style-name="ce84">
            <text:p>Matias</text:p>
          </table:table-cell>
          <table:table-cell office:value-type="float" office:value="3" table:style-name="ce84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8</text:p>
          </table:table-cell>
          <table:table-cell office:value-type="float" office:value="13" table:style-name="ce108">
            <text:p>13</text:p>
          </table:table-cell>
          <table:table-cell office:value-type="float" office:value="13" table:formula="of:=[.B9]-[.M34]" table:style-name="ce109">
            <text:p>13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69">
            <text:p>Amaury</text:p>
          </table:table-cell>
          <table:table-cell office:value-type="string" table:style-name="ce69">
            <text:p>Arnaud</text:p>
          </table:table-cell>
          <table:table-cell office:value-type="float" office:value="4.5" table:style-name="ce69">
            <text:p>4,5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9</text:p>
          </table:table-cell>
          <table:table-cell office:value-type="float" office:value="50" table:style-name="ce108">
            <text:p>50</text:p>
          </table:table-cell>
          <table:table-cell office:value-type="float" office:value="50" table:formula="of:=[.B10]" table:style-name="ce109">
            <text:p>5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69">
            <text:p>Arnaud</text:p>
          </table:table-cell>
          <table:table-cell office:value-type="string" table:style-name="ce69">
            <text:p>Amaury</text:p>
          </table:table-cell>
          <table:table-cell office:value-type="float" office:value="3" table:style-name="ce69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10</text:p>
          </table:table-cell>
          <table:table-cell office:value-type="float" office:value="60" table:style-name="ce108">
            <text:p>60</text:p>
          </table:table-cell>
          <table:table-cell office:value-type="float" office:value="60" table:formula="of:=[.B11]" table:style-name="ce109">
            <text:p>6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69">
            <text:p>Amaury</text:p>
          </table:table-cell>
          <table:table-cell office:value-type="string" table:style-name="ce69">
            <text:p>Arnaud</text:p>
          </table:table-cell>
          <table:table-cell office:value-type="float" office:value="2" table:style-name="ce69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11</text:p>
          </table:table-cell>
          <table:table-cell office:value-type="float" office:value="60" table:style-name="ce108">
            <text:p>60</text:p>
          </table:table-cell>
          <table:table-cell office:value-type="float" office:value="60" table:formula="of:=[.B12]" table:style-name="ce109">
            <text:p>6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69">
            <text:p>Alban</text:p>
          </table:table-cell>
          <table:table-cell office:value-type="string" table:style-name="ce69">
            <text:p>Matias</text:p>
          </table:table-cell>
          <table:table-cell office:value-type="float" office:value="2" table:style-name="ce69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12</text:p>
          </table:table-cell>
          <table:table-cell office:value-type="float" office:value="45" table:style-name="ce108">
            <text:p>45</text:p>
          </table:table-cell>
          <table:table-cell office:value-type="float" office:value="45" table:formula="of:=[.B13]" table:style-name="ce109">
            <text:p>45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77">
            <text:p>Alban</text:p>
          </table:table-cell>
          <table:table-cell office:value-type="string" table:style-name="ce77">
            <text:p>Thomas</text:p>
          </table:table-cell>
          <table:table-cell office:value-type="float" office:value="3" table:style-name="ce77">
            <text:p>3</text:p>
          </table:table-cell>
          <table:table-cell table:number-columns-repeated="16371"/>
        </table:table-row>
        <table:table-row table:style-name="ro4">
          <table:table-cell office:value-type="string" table:style-name="ce5">
            <text:p>H13</text:p>
          </table:table-cell>
          <table:table-cell office:value-type="float" office:value="225" table:style-name="ce108">
            <text:p>225</text:p>
          </table:table-cell>
          <table:table-cell office:value-type="float" office:value="225" table:formula="of:=[.B14]" table:style-name="ce109">
            <text:p>22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85">
            <text:p>T5</text:p>
          </table:table-cell>
          <table:table-cell office:value-type="string" table:style-name="ce86">
            <text:p>backend histoire 2</text:p>
          </table:table-cell>
          <table:table-cell table:style-name="ce89"/>
          <table:table-cell office:value-type="string" table:style-name="ce88">
            <text:p>Alban</text:p>
          </table:table-cell>
          <table:table-cell office:value-type="string" table:style-name="ce88">
            <text:p>Thomas</text:p>
          </table:table-cell>
          <table:table-cell office:value-type="float" office:value="4" table:style-name="ce88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14</text:p>
          </table:table-cell>
          <table:table-cell office:value-type="float" office:value="30" table:style-name="ce108">
            <text:p>30</text:p>
          </table:table-cell>
          <table:table-cell office:value-type="float" office:value="30" table:formula="of:=[.B15]" table:style-name="ce109">
            <text:p>30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number-columns-spanned="1" table:number-rows-spanned="3" table:style-name="ce101">
            <text:p>T7</text:p>
          </table:table-cell>
          <table:table-cell office:value-type="string" table:number-columns-spanned="1" table:number-rows-spanned="3" table:style-name="ce102">
            <text:p>BDD-GestDeckGUI</text:p>
          </table:table-cell>
          <table:table-cell table:number-columns-spanned="1" table:number-rows-spanned="3" table:style-name="ce103"/>
          <table:table-cell office:value-type="string" table:style-name="ce94">
            <text:p>Simon</text:p>
          </table:table-cell>
          <table:table-cell office:value-type="string" table:style-name="ce95">
            <text:p>Adrien</text:p>
          </table:table-cell>
          <table:table-cell office:value-type="float" office:value="4" table:style-name="ce95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15</text:p>
          </table:table-cell>
          <table:table-cell office:value-type="float" office:value="50" table:style-name="ce108">
            <text:p>50</text:p>
          </table:table-cell>
          <table:table-cell office:value-type="float" office:value="50" table:formula="of:=[.B16]" table:style-name="ce109">
            <text:p>5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table:style-name="ce66"/>
          <table:table-cell office:value-type="string" table:style-name="ce67">
            <text:p>Amaury</text:p>
          </table:table-cell>
          <table:table-cell office:value-type="float" office:value="3" table:style-name="ce67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16</text:p>
          </table:table-cell>
          <table:table-cell office:value-type="float" office:value="60" table:style-name="ce108">
            <text:p>60</text:p>
          </table:table-cell>
          <table:table-cell office:value-type="float" office:value="60" table:formula="of:=[.B17]" table:style-name="ce109">
            <text:p>6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97">
            <text:p>Amaury</text:p>
          </table:table-cell>
          <table:table-cell office:value-type="string" table:style-name="ce97">
            <text:p>Simon</text:p>
          </table:table-cell>
          <table:table-cell office:value-type="float" office:value="3" table:style-name="ce97">
            <text:p>3</text:p>
          </table:table-cell>
          <table:table-cell table:number-columns-repeated="16371"/>
        </table:table-row>
        <table:table-row table:style-name="ro4">
          <table:table-cell office:value-type="string" table:style-name="ce5">
            <text:p>H17</text:p>
          </table:table-cell>
          <table:table-cell office:value-type="float" office:value="45" table:style-name="ce108">
            <text:p>45</text:p>
          </table:table-cell>
          <table:table-cell office:value-type="float" office:value="45" table:formula="of:=[.B18]" table:style-name="ce109">
            <text:p>4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98">
            <text:p>T6</text:p>
          </table:table-cell>
          <table:table-cell office:value-type="string" table:style-name="ce86">
            <text:p>catégorie paquet</text:p>
          </table:table-cell>
          <table:table-cell table:style-name="ce87"/>
          <table:table-cell table:number-columns-repeated="2" table:style-name="ce99"/>
          <table:table-cell table:style-name="ce100"/>
          <table:table-cell table:number-columns-repeated="16371"/>
        </table:table-row>
        <table:table-row table:style-name="ro3">
          <table:table-cell office:value-type="string" table:style-name="ce5">
            <text:p>H18</text:p>
          </table:table-cell>
          <table:table-cell office:value-type="float" office:value="45" table:style-name="ce108">
            <text:p>45</text:p>
          </table:table-cell>
          <table:table-cell office:value-type="float" office:value="45" table:formula="of:=[.B19]" table:style-name="ce109">
            <text:p>4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90">
            <text:p>T8</text:p>
          </table:table-cell>
          <table:table-cell office:value-type="string" table:style-name="ce79">
            <text:p>filtrer par categorie</text:p>
          </table:table-cell>
          <table:table-cell table:style-name="ce80"/>
          <table:table-cell table:number-columns-repeated="2" table:style-name="ce91"/>
          <table:table-cell table:style-name="ce92"/>
          <table:table-cell table:number-columns-repeated="16371"/>
        </table:table-row>
        <table:table-row table:style-name="ro2">
          <table:table-cell office:value-type="string" table:style-name="ce5">
            <text:p>H19</text:p>
          </table:table-cell>
          <table:table-cell office:value-type="float" office:value="40" table:style-name="ce110">
            <text:p>40</text:p>
          </table:table-cell>
          <table:table-cell office:value-type="float" office:value="40" table:formula="of:=[.B20]" table:style-name="ce109">
            <text:p>40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style-name="ce20">
            <text:p>H3</text:p>
          </table:table-cell>
          <table:table-cell table:style-name="ce21"/>
          <table:table-cell office:value-type="float" office:value="25" table:formula="of:=[.B4]" table:style-name="ce20">
            <text:p>25</text:p>
          </table:table-cell>
          <table:table-cell table:number-columns-repeated="2" table:style-name="ce13"/>
          <table:table-cell office:value-type="float" office:value="25" table:formula="of:=SUM([.M21:.M27])" table:style-name="ce107">
            <text:p>25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20</text:p>
          </table:table-cell>
          <table:table-cell office:value-type="float" office:value="25" table:style-name="ce110">
            <text:p>25</text:p>
          </table:table-cell>
          <table:table-cell office:value-type="float" office:value="25" table:formula="of:=[.B21]" table:style-name="ce109">
            <text:p>25</text:p>
          </table:table-cell>
          <table:table-cell table:style-name="ce109"/>
          <table:table-cell table:style-name="ce109"/>
          <table:table-cell table:style-name="ce109"/>
          <table:table-cell table:style-name="ce1"/>
          <table:table-cell office:value-type="string" table:number-columns-spanned="1" table:number-rows-spanned="3" table:style-name="ce74">
            <text:p>T1</text:p>
          </table:table-cell>
          <table:table-cell office:value-type="string" table:number-columns-spanned="1" table:number-rows-spanned="3" table:style-name="ce75">
            <text:p>frontend cartes</text:p>
          </table:table-cell>
          <table:table-cell table:number-columns-spanned="1" table:number-rows-spanned="3" table:style-name="ce104"/>
          <table:table-cell office:value-type="string" table:style-name="ce69">
            <text:p>Konrad</text:p>
          </table:table-cell>
          <table:table-cell office:value-type="string" table:style-name="ce69">
            <text:p>Arthur</text:p>
          </table:table-cell>
          <table:table-cell office:value-type="float" office:value="5" table:style-name="ce69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H21</text:p>
          </table:table-cell>
          <table:table-cell office:value-type="float" office:value="60" table:style-name="ce110">
            <text:p>60</text:p>
          </table:table-cell>
          <table:table-cell office:value-type="float" office:value="60" table:formula="of:=[.B22]" table:style-name="ce109">
            <text:p>60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69">
            <text:p>Konrad</text:p>
          </table:table-cell>
          <table:table-cell office:value-type="string" table:style-name="ce69">
            <text:p>Julien</text:p>
          </table:table-cell>
          <table:table-cell office:value-type="float" office:value="3" table:style-name="ce69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5">
            <text:p>H22</text:p>
          </table:table-cell>
          <table:table-cell office:value-type="float" office:value="25" table:style-name="ce111">
            <text:p>25</text:p>
          </table:table-cell>
          <table:table-cell office:value-type="float" office:value="25" table:formula="of:=[.B23]" table:style-name="ce109">
            <text:p>25</text:p>
          </table:table-cell>
          <table:table-cell table:style-name="ce109"/>
          <table:table-cell table:style-name="ce109"/>
          <table:table-cell table:style-name="ce109"/>
          <table:table-cell table:style-name="ce1"/>
          <table:covered-table-cell/>
          <table:covered-table-cell/>
          <table:covered-table-cell/>
          <table:table-cell office:value-type="string" table:style-name="ce77">
            <text:p>Thomas</text:p>
          </table:table-cell>
          <table:table-cell office:value-type="string" table:style-name="ce77">
            <text:p>Konrad</text:p>
          </table:table-cell>
          <table:table-cell office:value-type="float" office:value="4" table:style-name="ce77">
            <text:p>4</text:p>
          </table:table-cell>
          <table:table-cell table:number-columns-repeated="16371"/>
        </table:table-row>
        <table:table-row table:style-name="ro3">
          <table:table-cell table:style-name="ce23"/>
          <table:table-cell table:number-columns-repeated="5" table:style-name="ce2"/>
          <table:table-cell table:style-name="ce1"/>
          <table:table-cell office:value-type="string" table:style-name="ce59">
            <text:p>T2</text:p>
          </table:table-cell>
          <table:table-cell office:value-type="string" table:style-name="ce61">
            <text:p>backend cartes</text:p>
          </table:table-cell>
          <table:table-cell table:style-name="ce63"/>
          <table:table-cell office:value-type="string" table:style-name="ce66">
            <text:p>Matias</text:p>
          </table:table-cell>
          <table:table-cell office:value-type="string" table:style-name="ce67">
            <text:p>Simon</text:p>
          </table:table-cell>
          <table:table-cell office:value-type="float" office:value="4" table:style-name="ce67">
            <text:p>4</text:p>
          </table:table-cell>
          <table:table-cell table:number-columns-repeated="16371"/>
        </table:table-row>
        <table:table-row table:style-name="ro2">
          <table:table-cell table:style-name="ce2"/>
          <table:table-cell office:value-type="string" table:style-name="ce5">
            <text:p>Estimation</text:p>
          </table:table-cell>
          <table:table-cell office:value-type="string" table:style-name="ce5">
            <text:p>Itération 1</text:p>
          </table:table-cell>
          <table:table-cell office:value-type="string" table:style-name="ce5">
            <text:p>Itération 2</text:p>
          </table:table-cell>
          <table:table-cell office:value-type="string" table:style-name="ce5">
            <text:p>Itération 3</text:p>
          </table:table-cell>
          <table:table-cell office:value-type="string" table:style-name="ce5">
            <text:p>Itération 4</text:p>
          </table:table-cell>
          <table:table-cell table:style-name="ce1"/>
          <table:table-cell table:style-name="ce59"/>
          <table:table-cell table:style-name="ce61"/>
          <table:table-cell table:style-name="ce63"/>
          <table:table-cell office:value-type="string" table:style-name="ce68">
            <text:p>Adrien</text:p>
          </table:table-cell>
          <table:table-cell office:value-type="string" table:style-name="ce16">
            <text:p>Arnaud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2">
          <table:table-cell table:style-name="ce23"/>
          <table:table-cell office:value-type="float" office:value="1049" table:formula="of:=SUM([.B2:.B23])" table:style-name="ce7">
            <text:p>1049</text:p>
          </table:table-cell>
          <table:table-cell office:value-type="float" office:value="961" table:formula="of:=SUM([.C2:.C23])" table:style-name="ce24">
            <text:p>961</text:p>
          </table:table-cell>
          <table:table-cell table:number-columns-repeated="3" table:style-name="ce24"/>
          <table:table-cell table:style-name="ce1"/>
          <table:table-cell table:style-name="ce59"/>
          <table:table-cell table:style-name="ce61"/>
          <table:table-cell table:style-name="ce63"/>
          <table:table-cell table:style-name="ce66"/>
          <table:table-cell office:value-type="string" table:style-name="ce67">
            <text:p>Alban</text:p>
          </table:table-cell>
          <table:table-cell office:value-type="float" office:value="3" table:style-name="ce67">
            <text:p>3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table:style-name="ce60"/>
          <table:table-cell table:style-name="ce62"/>
          <table:table-cell table:style-name="ce64"/>
          <table:table-cell office:value-type="string" table:style-name="ce17">
            <text:p>Amaury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style-name="ce10">
            <text:p>H4</text:p>
          </table:table-cell>
          <table:table-cell table:style-name="ce11"/>
          <table:table-cell office:value-type="float" office:value="4.5" table:formula="of:=[.C5]" table:style-name="ce20">
            <text:p>4,5</text:p>
          </table:table-cell>
          <table:table-cell table:style-name="ce12"/>
          <table:table-cell table:style-name="ce13"/>
          <table:table-cell office:value-type="float" office:value="15.5" table:formula="of:=SUM([.M29:.M33])" table:style-name="ce107">
            <text:p>15,5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style-name="ce70">
            <text:p>T1</text:p>
          </table:table-cell>
          <table:table-cell office:value-type="string" table:style-name="ce71">
            <text:p>backend étude</text:p>
          </table:table-cell>
          <table:table-cell table:style-name="ce72"/>
          <table:table-cell office:value-type="string" table:style-name="ce73">
            <text:p>Arnaud</text:p>
          </table:table-cell>
          <table:table-cell office:value-type="string" table:style-name="ce73">
            <text:p>Arthur</text:p>
          </table:table-cell>
          <table:table-cell office:value-type="float" office:value="4" table:style-name="ce73">
            <text:p>4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number-columns-spanned="1" table:number-rows-spanned="4" table:style-name="ce81">
            <text:p>T2</text:p>
          </table:table-cell>
          <table:table-cell office:value-type="string" table:number-columns-spanned="1" table:number-rows-spanned="4" table:style-name="ce82">
            <text:p>frontend étude</text:p>
          </table:table-cell>
          <table:table-cell table:number-columns-spanned="1" table:number-rows-spanned="4" table:style-name="ce93"/>
          <table:table-cell office:value-type="string" table:style-name="ce66">
            <text:p>Konrad</text:p>
          </table:table-cell>
          <table:table-cell office:value-type="string" table:style-name="ce67">
            <text:p>Alban</text:p>
          </table:table-cell>
          <table:table-cell office:value-type="float" office:value="1.5" table:style-name="ce67">
            <text:p>1,5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66">
            <text:p>Matias</text:p>
          </table:table-cell>
          <table:table-cell office:value-type="string" table:style-name="ce67">
            <text:p>Adrien</text:p>
          </table:table-cell>
          <table:table-cell office:value-type="float" office:value="4" table:style-name="ce67">
            <text:p>4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66">
            <text:p>Simon</text:p>
          </table:table-cell>
          <table:table-cell office:value-type="string" table:style-name="ce67">
            <text:p>Alban</text:p>
          </table:table-cell>
          <table:table-cell office:value-type="float" office:value="2" table:style-name="ce67">
            <text:p>2</text:p>
          </table:table-cell>
          <table:table-cell table:number-columns-repeated="16371"/>
        </table:table-row>
        <table:table-row table:style-name="ro2">
          <table:table-cell table:number-columns-repeated="7"/>
          <table:covered-table-cell/>
          <table:covered-table-cell/>
          <table:covered-table-cell/>
          <table:table-cell office:value-type="string" table:style-name="ce17">
            <text:p>Simon</text:p>
          </table:table-cell>
          <table:table-cell office:value-type="string" table:style-name="ce17">
            <text:p>Matias</text:p>
          </table:table-cell>
          <table:table-cell office:value-type="float" office:value="4" table:style-name="ce17">
            <text:p>4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20">
            <text:p>H8</text:p>
          </table:table-cell>
          <table:table-cell table:style-name="ce21"/>
          <table:table-cell office:value-type="float" office:value="13" table:formula="of:=[.C9]" table:style-name="ce20">
            <text:p>13</text:p>
          </table:table-cell>
          <table:table-cell table:number-columns-repeated="2" table:style-name="ce12"/>
          <table:table-cell office:value-type="float" office:value="0" table:formula="of:=SUM([.M35:.M35])" table:style-name="ce106">
            <text:p>0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19">
            <text:p>T1</text:p>
          </table:table-cell>
          <table:table-cell office:value-type="string" table:style-name="ce14">
            <text:p>carte à texte à trous</text:p>
          </table:table-cell>
          <table:table-cell table:style-name="ce18"/>
          <table:table-cell table:number-columns-repeated="3" table:style-name="ce15"/>
          <table:table-cell table:number-columns-repeated="16371"/>
        </table:table-row>
        <table:table-row table:number-rows-repeated="1048541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9821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2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46" table:default-cell-style-name="ce28"/>
        <table:table-column table:style-name="co3" table:number-columns-repeated="15361" table:default-cell-style-name="ce1"/>
        <table:table-row table:style-name="ro2">
          <table:table-cell table:number-columns-repeated="10" table:style-name="ce28"/>
          <table:table-cell office:value-type="string" table:number-columns-spanned="4" table:number-rows-spanned="1" table:style-name="ce48">
            <text:p>Points restants</text:p>
          </table:table-cell>
          <table:covered-table-cell table:number-columns-repeated="3"/>
          <table:table-cell table:number-columns-repeated="1009" table:style-name="ce28"/>
          <table:table-cell table:number-columns-repeated="15361"/>
        </table:table-row>
        <table:table-row table:style-name="ro5">
          <table:table-cell table:style-name="ce30"/>
          <table:table-cell table:style-name="ce28"/>
          <table:table-cell office:value-type="string" table:number-columns-spanned="5" table:number-rows-spanned="1" table:style-name="ce4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48">
            <text:p>Histoire X</text:p>
          </table:table-cell>
          <table:covered-table-cell/>
          <table:table-cell office:value-type="string" table:number-columns-spanned="2" table:number-rows-spanned="1" table:style-name="ce48">
            <text:p>Histoire Y</text:p>
          </table:table-cell>
          <table:covered-table-cell/>
          <table:table-cell office:value-type="string" table:number-columns-spanned="2" table:number-rows-spanned="1" table:style-name="ce50">
            <text:p>Total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style-name="ce28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6T00:00:00" table:style-name="ce112">
            <text:p>06-03-18</text:p>
          </table:table-cell>
          <table:table-cell office:value-type="float" office:value="0" table:style-name="ce113">
            <text:p>0</text:p>
          </table:table-cell>
          <table:table-cell office:value-type="float" office:value="35" table:formula="of:=[.$G$11]*(1-1/[.$I$12]*[.J4])" table:style-name="ce35">
            <text:p>35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8">
            <text:p>30</text:p>
          </table:table-cell>
          <table:table-cell office:value-type="float" office:value="35" table:style-name="ce28">
            <text:p>35</text:p>
          </table:table-cell>
          <table:table-cell office:value-type="float" office:value="65" table:formula="of:=[.K4]+[.M4]" table:style-name="ce28">
            <text:p>65</text:p>
          </table:table-cell>
          <table:table-cell office:value-type="float" office:value="70" table:formula="of:=[.L4]+[.N4]" table:style-name="ce28">
            <text:p>70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7T00:00:00" table:style-name="ce112">
            <text:p>07-03-18</text:p>
          </table:table-cell>
          <table:table-cell office:value-type="float" office:value="1" table:style-name="ce113">
            <text:p>1</text:p>
          </table:table-cell>
          <table:table-cell office:value-type="float" office:value="30.000000000000004" table:formula="of:=[.$G$11]*(1-1/[.$I$12]*[.J5])" table:style-name="ce35">
            <text:p>3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8">
            <text:p>25</text:p>
          </table:table-cell>
          <table:table-cell office:value-type="float" office:value="30" table:style-name="ce28">
            <text:p>30</text:p>
          </table:table-cell>
          <table:table-cell office:value-type="float" office:value="55" table:formula="of:=[.K5]+[.M5]" table:style-name="ce28">
            <text:p>55</text:p>
          </table:table-cell>
          <table:table-cell office:value-type="float" office:value="63" table:formula="of:=[.L5]+[.N5]" table:style-name="ce28">
            <text:p>63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style-name="ce28"/>
          <table:table-cell office:value-type="date" office:date-value="2018-03-08T00:00:00" table:style-name="ce112">
            <text:p>08-03-18</text:p>
          </table:table-cell>
          <table:table-cell office:value-type="float" office:value="2" table:style-name="ce113">
            <text:p>2</text:p>
          </table:table-cell>
          <table:table-cell office:value-type="float" office:value="25" table:formula="of:=[.$G$11]*(1-1/[.$I$12]*[.J6])" table:style-name="ce35">
            <text:p>25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28">
            <text:p>31</text:p>
          </table:table-cell>
          <table:table-cell office:value-type="float" office:value="47" table:formula="of:=[.K6]+[.M6]" table:style-name="ce28">
            <text:p>47</text:p>
          </table:table-cell>
          <table:table-cell office:value-type="float" office:value="59" table:formula="of:=[.L6]+[.N6]" table:style-name="ce28">
            <text:p>59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09T00:00:00" table:style-name="ce112">
            <text:p>09-03-18</text:p>
          </table:table-cell>
          <table:table-cell office:value-type="float" office:value="3" table:style-name="ce113">
            <text:p>3</text:p>
          </table:table-cell>
          <table:table-cell office:value-type="float" office:value="20" table:formula="of:=[.$G$11]*(1-1/[.$I$12]*[.J7])" table:style-name="ce35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45" table:formula="of:=[.K7]+[.M7]" table:style-name="ce28">
            <text:p>45</text:p>
          </table:table-cell>
          <table:table-cell office:value-type="float" office:value="51" table:formula="of:=[.L7]+[.N7]" table:style-name="ce28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10T00:00:00" table:style-name="ce112">
            <text:p>10-03-18</text:p>
          </table:table-cell>
          <table:table-cell office:value-type="float" office:value="4" table:style-name="ce113">
            <text:p>4</text:p>
          </table:table-cell>
          <table:table-cell office:value-type="float" office:value="15.000000000000002" table:formula="of:=[.$G$11]*(1-1/[.$I$12]*[.J8])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12" table:style-name="ce28">
            <text:p>12</text:p>
          </table:table-cell>
          <table:table-cell office:value-type="float" office:value="25" table:formula="of:=[.K8]+[.M8]" table:style-name="ce28">
            <text:p>25</text:p>
          </table:table-cell>
          <table:table-cell office:value-type="float" office:value="24" table:formula="of:=[.L8]+[.N8]" table:style-name="ce28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style-name="ce28"/>
          <table:table-cell office:value-type="date" office:date-value="2018-03-11T00:00:00" table:style-name="ce112">
            <text:p>11-03-18</text:p>
          </table:table-cell>
          <table:table-cell office:value-type="float" office:value="5" table:style-name="ce113">
            <text:p>5</text:p>
          </table:table-cell>
          <table:table-cell office:value-type="float" office:value="10.000000000000004" table:formula="of:=[.$G$11]*(1-1/[.$I$12]*[.J9])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15.000000000000004" table:formula="of:=[.K9]+[.M9]" table:style-name="ce28">
            <text:p>15</text:p>
          </table:table-cell>
          <table:table-cell office:value-type="float" office:value="17" table:formula="of:=[.L9]+[.N9]" table:style-name="ce28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style-name="ce28"/>
          <table:table-cell office:value-type="date" office:date-value="2018-03-12T00:00:00" table:style-name="ce112">
            <text:p>12-03-18</text:p>
          </table:table-cell>
          <table:table-cell office:value-type="float" office:value="6" table:style-name="ce113">
            <text:p>6</text:p>
          </table:table-cell>
          <table:table-cell office:value-type="float" office:value="5.0000000000000018" table:formula="of:=[.$G$11]*(1-1/[.$I$12]*[.J10])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5.0000000000000018" table:formula="of:=[.K10]+[.M10]" table:style-name="ce28">
            <text:p>5</text:p>
          </table:table-cell>
          <table:table-cell office:value-type="float" office:value="7" table:formula="of:=[.L10]+[.N10]" table:style-name="ce28">
            <text:p>7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4:.F10])" table:style-name="ce37">
            <text:p>40</text:p>
          </table:table-cell>
          <table:table-cell office:value-type="float" office:value="35" table:formula="of:=SUM([.G4:.G10])" table:style-name="ce37">
            <text:p>35</text:p>
          </table:table-cell>
          <table:table-cell table:style-name="ce28"/>
          <table:table-cell office:value-type="date" office:date-value="2018-03-13T00:00:00" table:style-name="ce112">
            <text:p>13-03-18</text:p>
          </table:table-cell>
          <table:table-cell office:value-type="float" office:value="7" table:style-name="ce113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11]+[.M11]" table:style-name="ce28">
            <text:p>0</text:p>
          </table:table-cell>
          <table:table-cell office:value-type="float" office:value="0" table:formula="of:=[.L11]+[.N11]" table:style-name="ce28">
            <text:p>0</text:p>
          </table:table-cell>
          <table:table-cell table:number-columns-repeated="16368"/>
        </table:table-row>
        <table:table-row table:style-name="ro7">
          <table:table-cell table:number-columns-repeated="8" table:style-name="ce28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8"/>
          <table:table-cell table:number-columns-repeated="15361"/>
        </table:table-row>
        <table:table-row table:style-name="ro7">
          <table:table-cell table:number-columns-repeated="1023" table:style-name="ce28"/>
          <table:table-cell table:number-columns-repeated="15361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16:.F18])" table:style-name="ce42">
            <text:p>25</text:p>
          </table:table-cell>
          <table:table-cell office:value-type="float" office:value="25" table:formula="of:=SUM([.G16:.G18])" table:style-name="ce42">
            <text:p>2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3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style-name="ce44"/>
          <table:table-cell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9">
          <table:table-cell table:style-name="ce44"/>
          <table:table-cell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5" table:style-name="ce44"/>
          <table:table-cell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5" table:style-name="ce47"/>
          <table:table-cell table:style-name="ce46"/>
          <table:table-cell table:number-columns-repeated="16371"/>
        </table:table-row>
        <table:table-row table:style-name="ro9">
          <table:table-cell table:style-name="ce46"/>
          <table:table-cell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24:.F30])" table:style-name="ce37">
            <text:p>40</text:p>
          </table:table-cell>
          <table:table-cell office:value-type="float" office:value="35" table:formula="of:=SUM([.G24:.G30])" table:style-name="ce37">
            <text:p>3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90" table:style-name="ce41">
            <text:p>90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109" table:formula="of:=SUM([.F35:.F37])" table:style-name="ce42">
            <text:p>109</text:p>
          </table:table-cell>
          <table:table-cell office:value-type="float" office:value="25" table:formula="of:=SUM([.G35:.G37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42:.F48])" table:style-name="ce37">
            <text:p>40</text:p>
          </table:table-cell>
          <table:table-cell office:value-type="float" office:value="35" table:formula="of:=SUM([.G42:.G48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53:.F55])" table:style-name="ce42">
            <text:p>25</text:p>
          </table:table-cell>
          <table:table-cell office:value-type="float" office:value="25" table:formula="of:=SUM([.G53:.G55])" table:style-name="ce42">
            <text:p>25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5"/>
          <table:covered-table-cell table:number-columns-repeated="2"/>
          <table:table-cell table:number-columns-repeated="2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60:.F66])" table:style-name="ce37">
            <text:p>40</text:p>
          </table:table-cell>
          <table:table-cell office:value-type="float" office:value="35" table:formula="of:=SUM([.G60:.G66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Manger des cacahuètes</text:p>
          </table:table-cell>
          <table:table-cell office:value-type="string" table:style-name="ce32">
            <text:p>Pif</text:p>
          </table:table-cell>
          <table:table-cell office:value-type="string" table:style-name="ce40">
            <text:p>Hercule</text:p>
          </table:table-cell>
          <table:table-cell office:value-type="float" office:value="15" table:style-name="ce41">
            <text:p>15</text:p>
          </table:table-cell>
          <table:table-cell office:value-type="float" office:value="1" table:style-name="ce41">
            <text:p>1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40" table:formula="of:=SUM([.F71:.F74])" table:style-name="ce42">
            <text:p>40</text:p>
          </table:table-cell>
          <table:table-cell office:value-type="float" office:value="26" table:formula="of:=SUM([.G71:.G74])" table:style-name="ce42">
            <text:p>26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79:.F85])" table:style-name="ce37">
            <text:p>40</text:p>
          </table:table-cell>
          <table:table-cell office:value-type="float" office:value="35" table:formula="of:=SUM([.G79:.G85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90:.F92])" table:style-name="ce42">
            <text:p>25</text:p>
          </table:table-cell>
          <table:table-cell office:value-type="float" office:value="25" table:formula="of:=SUM([.G90:.G92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97:.F103])" table:style-name="ce37">
            <text:p>40</text:p>
          </table:table-cell>
          <table:table-cell office:value-type="float" office:value="35" table:formula="of:=SUM([.G97:.G103])" table:style-name="ce37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108:.F110])" table:style-name="ce42">
            <text:p>25</text:p>
          </table:table-cell>
          <table:table-cell office:value-type="float" office:value="25" table:formula="of:=SUM([.G108:.G110])" table:style-name="ce42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49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115:.F121])" table:style-name="ce37">
            <text:p>40</text:p>
          </table:table-cell>
          <table:table-cell office:value-type="float" office:value="35" table:formula="of:=SUM([.G115:.G121])" table:style-name="ce37">
            <text:p>35</text:p>
          </table:table-cell>
          <table:table-cell table:number-columns-repeated="16377"/>
        </table:table-row>
        <table:table-row table:number-rows-repeated="1048454" table:style-name="ro1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2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46" table:default-cell-style-name="ce28"/>
        <table:table-column table:style-name="co3" table:number-columns-repeated="15361" table:default-cell-style-name="ce1"/>
        <table:table-row table:style-name="ro2">
          <table:table-cell table:number-columns-repeated="10" table:style-name="ce28"/>
          <table:table-cell office:value-type="string" table:number-columns-spanned="4" table:number-rows-spanned="1" table:style-name="ce48">
            <text:p>Points restants</text:p>
          </table:table-cell>
          <table:covered-table-cell table:number-columns-repeated="3"/>
          <table:table-cell table:number-columns-repeated="1009" table:style-name="ce28"/>
          <table:table-cell table:number-columns-repeated="15361"/>
        </table:table-row>
        <table:table-row table:style-name="ro5">
          <table:table-cell table:style-name="ce30"/>
          <table:table-cell table:style-name="ce28"/>
          <table:table-cell office:value-type="string" table:number-columns-spanned="5" table:number-rows-spanned="1" table:style-name="ce4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48">
            <text:p>Histoire X</text:p>
          </table:table-cell>
          <table:covered-table-cell/>
          <table:table-cell office:value-type="string" table:number-columns-spanned="2" table:number-rows-spanned="1" table:style-name="ce48">
            <text:p>Histoire Y</text:p>
          </table:table-cell>
          <table:covered-table-cell/>
          <table:table-cell office:value-type="string" table:number-columns-spanned="2" table:number-rows-spanned="1" table:style-name="ce50">
            <text:p>Total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style-name="ce28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6T00:00:00" table:style-name="ce114">
            <text:p>06-03-18</text:p>
          </table:table-cell>
          <table:table-cell office:value-type="float" office:value="0" table:style-name="ce115">
            <text:p>0</text:p>
          </table:table-cell>
          <table:table-cell office:value-type="float" office:value="35" table:formula="of:=[.$G$11]*(1-1/[.$I$12]*[.J4])" table:style-name="ce35">
            <text:p>35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8">
            <text:p>30</text:p>
          </table:table-cell>
          <table:table-cell office:value-type="float" office:value="35" table:style-name="ce28">
            <text:p>35</text:p>
          </table:table-cell>
          <table:table-cell office:value-type="float" office:value="65" table:formula="of:=[.K4]+[.M4]" table:style-name="ce28">
            <text:p>65</text:p>
          </table:table-cell>
          <table:table-cell office:value-type="float" office:value="70" table:formula="of:=[.L4]+[.N4]" table:style-name="ce28">
            <text:p>70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7T00:00:00" table:style-name="ce114">
            <text:p>07-03-18</text:p>
          </table:table-cell>
          <table:table-cell office:value-type="float" office:value="1" table:style-name="ce115">
            <text:p>1</text:p>
          </table:table-cell>
          <table:table-cell office:value-type="float" office:value="30.000000000000004" table:formula="of:=[.$G$11]*(1-1/[.$I$12]*[.J5])" table:style-name="ce35">
            <text:p>3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8">
            <text:p>25</text:p>
          </table:table-cell>
          <table:table-cell office:value-type="float" office:value="30" table:style-name="ce28">
            <text:p>30</text:p>
          </table:table-cell>
          <table:table-cell office:value-type="float" office:value="55" table:formula="of:=[.K5]+[.M5]" table:style-name="ce28">
            <text:p>55</text:p>
          </table:table-cell>
          <table:table-cell office:value-type="float" office:value="63" table:formula="of:=[.L5]+[.N5]" table:style-name="ce28">
            <text:p>63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style-name="ce28"/>
          <table:table-cell office:value-type="date" office:date-value="2018-03-08T00:00:00" table:style-name="ce114">
            <text:p>08-03-18</text:p>
          </table:table-cell>
          <table:table-cell office:value-type="float" office:value="2" table:style-name="ce115">
            <text:p>2</text:p>
          </table:table-cell>
          <table:table-cell office:value-type="float" office:value="25" table:formula="of:=[.$G$11]*(1-1/[.$I$12]*[.J6])" table:style-name="ce35">
            <text:p>25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28">
            <text:p>31</text:p>
          </table:table-cell>
          <table:table-cell office:value-type="float" office:value="47" table:formula="of:=[.K6]+[.M6]" table:style-name="ce28">
            <text:p>47</text:p>
          </table:table-cell>
          <table:table-cell office:value-type="float" office:value="59" table:formula="of:=[.L6]+[.N6]" table:style-name="ce28">
            <text:p>59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09T00:00:00" table:style-name="ce114">
            <text:p>09-03-18</text:p>
          </table:table-cell>
          <table:table-cell office:value-type="float" office:value="3" table:style-name="ce115">
            <text:p>3</text:p>
          </table:table-cell>
          <table:table-cell office:value-type="float" office:value="20" table:formula="of:=[.$G$11]*(1-1/[.$I$12]*[.J7])" table:style-name="ce35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45" table:formula="of:=[.K7]+[.M7]" table:style-name="ce28">
            <text:p>45</text:p>
          </table:table-cell>
          <table:table-cell office:value-type="float" office:value="51" table:formula="of:=[.L7]+[.N7]" table:style-name="ce28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10T00:00:00" table:style-name="ce114">
            <text:p>10-03-18</text:p>
          </table:table-cell>
          <table:table-cell office:value-type="float" office:value="4" table:style-name="ce115">
            <text:p>4</text:p>
          </table:table-cell>
          <table:table-cell office:value-type="float" office:value="15.000000000000002" table:formula="of:=[.$G$11]*(1-1/[.$I$12]*[.J8])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12" table:style-name="ce28">
            <text:p>12</text:p>
          </table:table-cell>
          <table:table-cell office:value-type="float" office:value="25" table:formula="of:=[.K8]+[.M8]" table:style-name="ce28">
            <text:p>25</text:p>
          </table:table-cell>
          <table:table-cell office:value-type="float" office:value="24" table:formula="of:=[.L8]+[.N8]" table:style-name="ce28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style-name="ce28"/>
          <table:table-cell office:value-type="date" office:date-value="2018-03-11T00:00:00" table:style-name="ce114">
            <text:p>11-03-18</text:p>
          </table:table-cell>
          <table:table-cell office:value-type="float" office:value="5" table:style-name="ce115">
            <text:p>5</text:p>
          </table:table-cell>
          <table:table-cell office:value-type="float" office:value="10.000000000000004" table:formula="of:=[.$G$11]*(1-1/[.$I$12]*[.J9])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15.000000000000004" table:formula="of:=[.K9]+[.M9]" table:style-name="ce28">
            <text:p>15</text:p>
          </table:table-cell>
          <table:table-cell office:value-type="float" office:value="17" table:formula="of:=[.L9]+[.N9]" table:style-name="ce28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28"/>
          <table:table-cell office:value-type="date" office:date-value="2018-03-12T00:00:00" table:style-name="ce114">
            <text:p>12-03-18</text:p>
          </table:table-cell>
          <table:table-cell office:value-type="float" office:value="6" table:style-name="ce115">
            <text:p>6</text:p>
          </table:table-cell>
          <table:table-cell office:value-type="float" office:value="5.0000000000000018" table:formula="of:=[.$G$11]*(1-1/[.$I$12]*[.J10])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5.0000000000000018" table:formula="of:=[.K10]+[.M10]" table:style-name="ce28">
            <text:p>5</text:p>
          </table:table-cell>
          <table:table-cell office:value-type="float" office:value="7" table:formula="of:=[.L10]+[.N10]" table:style-name="ce28">
            <text:p>7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4:.F10])" table:style-name="ce37">
            <text:p>0</text:p>
          </table:table-cell>
          <table:table-cell office:value-type="float" office:value="35" table:formula="of:=SUM([.G4:.G10])" table:style-name="ce37">
            <text:p>35</text:p>
          </table:table-cell>
          <table:table-cell table:style-name="ce28"/>
          <table:table-cell office:value-type="date" office:date-value="2018-03-13T00:00:00" table:style-name="ce114">
            <text:p>13-03-18</text:p>
          </table:table-cell>
          <table:table-cell office:value-type="float" office:value="7" table:style-name="ce115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11]+[.M11]" table:style-name="ce28">
            <text:p>0</text:p>
          </table:table-cell>
          <table:table-cell office:value-type="float" office:value="0" table:formula="of:=[.L11]+[.N11]" table:style-name="ce28">
            <text:p>0</text:p>
          </table:table-cell>
          <table:table-cell table:number-columns-repeated="16368"/>
        </table:table-row>
        <table:table-row table:style-name="ro7">
          <table:table-cell table:number-columns-repeated="8" table:style-name="ce28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8"/>
          <table:table-cell table:number-columns-repeated="15361"/>
        </table:table-row>
        <table:table-row table:style-name="ro7">
          <table:table-cell table:number-columns-repeated="1023" table:style-name="ce28"/>
          <table:table-cell table:number-columns-repeated="15361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table:style-name="ce41"/>
          <table:table-cell office:value-type="float" office:value="5" table:style-name="ce41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table:style-name="ce41"/>
          <table:table-cell office:value-type="float" office:value="9" table:style-name="ce41">
            <text:p>9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42">
            <text:p>0</text:p>
          </table:table-cell>
          <table:table-cell office:value-type="float" office:value="25" table:formula="of:=SUM([.G16:.G18])" table:style-name="ce42">
            <text:p>2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3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style-name="ce44"/>
          <table:table-cell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9">
          <table:table-cell table:style-name="ce44"/>
          <table:table-cell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5" table:style-name="ce44"/>
          <table:table-cell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number-columns-repeated="5" table:style-name="ce47"/>
          <table:table-cell table:style-name="ce46"/>
          <table:table-cell table:number-columns-repeated="16371"/>
        </table:table-row>
        <table:table-row table:style-name="ro9">
          <table:table-cell table:style-name="ce46"/>
          <table:table-cell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24:.F30])" table:style-name="ce37">
            <text:p>0</text:p>
          </table:table-cell>
          <table:table-cell office:value-type="float" office:value="35" table:formula="of:=SUM([.G24:.G30])" table:style-name="ce37">
            <text:p>3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table:style-name="ce41"/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table:style-name="ce41"/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42">
            <text:p>0</text:p>
          </table:table-cell>
          <table:table-cell office:value-type="float" office:value="25" table:formula="of:=SUM([.G35:.G37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7" table:formula="of:=SUM([.F42:.F48])" table:style-name="ce37">
            <text:p>17</text:p>
          </table:table-cell>
          <table:table-cell office:value-type="float" office:value="35" table:formula="of:=SUM([.G42:.G48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53:.F55])" table:style-name="ce42">
            <text:p>25</text:p>
          </table:table-cell>
          <table:table-cell office:value-type="float" office:value="25" table:formula="of:=SUM([.G53:.G55])" table:style-name="ce42">
            <text:p>25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5"/>
          <table:covered-table-cell table:number-columns-repeated="2"/>
          <table:table-cell table:number-columns-repeated="2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60:.F66])" table:style-name="ce37">
            <text:p>40</text:p>
          </table:table-cell>
          <table:table-cell office:value-type="float" office:value="35" table:formula="of:=SUM([.G60:.G66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71:.F73])" table:style-name="ce42">
            <text:p>25</text:p>
          </table:table-cell>
          <table:table-cell office:value-type="float" office:value="25" table:formula="of:=SUM([.G71:.G73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78:.F84])" table:style-name="ce37">
            <text:p>40</text:p>
          </table:table-cell>
          <table:table-cell office:value-type="float" office:value="35" table:formula="of:=SUM([.G78:.G84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89:.F91])" table:style-name="ce42">
            <text:p>25</text:p>
          </table:table-cell>
          <table:table-cell office:value-type="float" office:value="25" table:formula="of:=SUM([.G89:.G91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96:.F102])" table:style-name="ce37">
            <text:p>40</text:p>
          </table:table-cell>
          <table:table-cell office:value-type="float" office:value="35" table:formula="of:=SUM([.G96:.G102])" table:style-name="ce37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107:.F109])" table:style-name="ce42">
            <text:p>25</text:p>
          </table:table-cell>
          <table:table-cell office:value-type="float" office:value="25" table:formula="of:=SUM([.G107:.G109])" table:style-name="ce42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49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114:.F120])" table:style-name="ce37">
            <text:p>40</text:p>
          </table:table-cell>
          <table:table-cell office:value-type="float" office:value="35" table:formula="of:=SUM([.G114:.G120])" table:style-name="ce37">
            <text:p>35</text:p>
          </table:table-cell>
          <table:table-cell table:number-columns-repeated="16377"/>
        </table:table-row>
        <table:table-row table:number-rows-repeated="1048455" table:style-name="ro1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2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46" table:default-cell-style-name="ce28"/>
        <table:table-column table:style-name="co3" table:number-columns-repeated="15361" table:default-cell-style-name="ce1"/>
        <table:table-row table:style-name="ro2">
          <table:table-cell table:number-columns-repeated="10" table:style-name="ce28"/>
          <table:table-cell office:value-type="string" table:number-columns-spanned="4" table:number-rows-spanned="1" table:style-name="ce48">
            <text:p>Points restants</text:p>
          </table:table-cell>
          <table:covered-table-cell table:number-columns-repeated="3"/>
          <table:table-cell table:number-columns-repeated="1009" table:style-name="ce28"/>
          <table:table-cell table:number-columns-repeated="15361"/>
        </table:table-row>
        <table:table-row table:style-name="ro5">
          <table:table-cell table:style-name="ce30"/>
          <table:table-cell table:style-name="ce28"/>
          <table:table-cell office:value-type="string" table:number-columns-spanned="5" table:number-rows-spanned="1" table:style-name="ce4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48">
            <text:p>Histoire X</text:p>
          </table:table-cell>
          <table:covered-table-cell/>
          <table:table-cell office:value-type="string" table:number-columns-spanned="2" table:number-rows-spanned="1" table:style-name="ce48">
            <text:p>Histoire Y</text:p>
          </table:table-cell>
          <table:covered-table-cell/>
          <table:table-cell office:value-type="string" table:number-columns-spanned="2" table:number-rows-spanned="1" table:style-name="ce50">
            <text:p>Total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style-name="ce28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6T00:00:00" table:style-name="ce116">
            <text:p>06-03-18</text:p>
          </table:table-cell>
          <table:table-cell office:value-type="float" office:value="0" table:style-name="ce117">
            <text:p>0</text:p>
          </table:table-cell>
          <table:table-cell office:value-type="float" office:value="35" table:formula="of:=[.$G$11]*(1-1/[.$I$12]*[.J4])" table:style-name="ce35">
            <text:p>35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8">
            <text:p>30</text:p>
          </table:table-cell>
          <table:table-cell office:value-type="float" office:value="35" table:style-name="ce28">
            <text:p>35</text:p>
          </table:table-cell>
          <table:table-cell office:value-type="float" office:value="65" table:formula="of:=[.K4]+[.M4]" table:style-name="ce28">
            <text:p>65</text:p>
          </table:table-cell>
          <table:table-cell office:value-type="float" office:value="70" table:formula="of:=[.L4]+[.N4]" table:style-name="ce28">
            <text:p>70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7T00:00:00" table:style-name="ce116">
            <text:p>07-03-18</text:p>
          </table:table-cell>
          <table:table-cell office:value-type="float" office:value="1" table:style-name="ce117">
            <text:p>1</text:p>
          </table:table-cell>
          <table:table-cell office:value-type="float" office:value="30.000000000000004" table:formula="of:=[.$G$11]*(1-1/[.$I$12]*[.J5])" table:style-name="ce35">
            <text:p>3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8">
            <text:p>25</text:p>
          </table:table-cell>
          <table:table-cell office:value-type="float" office:value="30" table:style-name="ce28">
            <text:p>30</text:p>
          </table:table-cell>
          <table:table-cell office:value-type="float" office:value="55" table:formula="of:=[.K5]+[.M5]" table:style-name="ce28">
            <text:p>55</text:p>
          </table:table-cell>
          <table:table-cell office:value-type="float" office:value="63" table:formula="of:=[.L5]+[.N5]" table:style-name="ce28">
            <text:p>63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style-name="ce28"/>
          <table:table-cell office:value-type="date" office:date-value="2018-03-08T00:00:00" table:style-name="ce116">
            <text:p>08-03-18</text:p>
          </table:table-cell>
          <table:table-cell office:value-type="float" office:value="2" table:style-name="ce117">
            <text:p>2</text:p>
          </table:table-cell>
          <table:table-cell office:value-type="float" office:value="25" table:formula="of:=[.$G$11]*(1-1/[.$I$12]*[.J6])" table:style-name="ce35">
            <text:p>25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28">
            <text:p>31</text:p>
          </table:table-cell>
          <table:table-cell office:value-type="float" office:value="47" table:formula="of:=[.K6]+[.M6]" table:style-name="ce28">
            <text:p>47</text:p>
          </table:table-cell>
          <table:table-cell office:value-type="float" office:value="59" table:formula="of:=[.L6]+[.N6]" table:style-name="ce28">
            <text:p>59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09T00:00:00" table:style-name="ce116">
            <text:p>09-03-18</text:p>
          </table:table-cell>
          <table:table-cell office:value-type="float" office:value="3" table:style-name="ce117">
            <text:p>3</text:p>
          </table:table-cell>
          <table:table-cell office:value-type="float" office:value="20" table:formula="of:=[.$G$11]*(1-1/[.$I$12]*[.J7])" table:style-name="ce35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45" table:formula="of:=[.K7]+[.M7]" table:style-name="ce28">
            <text:p>45</text:p>
          </table:table-cell>
          <table:table-cell office:value-type="float" office:value="51" table:formula="of:=[.L7]+[.N7]" table:style-name="ce28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10T00:00:00" table:style-name="ce116">
            <text:p>10-03-18</text:p>
          </table:table-cell>
          <table:table-cell office:value-type="float" office:value="4" table:style-name="ce117">
            <text:p>4</text:p>
          </table:table-cell>
          <table:table-cell office:value-type="float" office:value="15.000000000000002" table:formula="of:=[.$G$11]*(1-1/[.$I$12]*[.J8])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12" table:style-name="ce28">
            <text:p>12</text:p>
          </table:table-cell>
          <table:table-cell office:value-type="float" office:value="25" table:formula="of:=[.K8]+[.M8]" table:style-name="ce28">
            <text:p>25</text:p>
          </table:table-cell>
          <table:table-cell office:value-type="float" office:value="24" table:formula="of:=[.L8]+[.N8]" table:style-name="ce28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style-name="ce28"/>
          <table:table-cell office:value-type="date" office:date-value="2018-03-11T00:00:00" table:style-name="ce116">
            <text:p>11-03-18</text:p>
          </table:table-cell>
          <table:table-cell office:value-type="float" office:value="5" table:style-name="ce117">
            <text:p>5</text:p>
          </table:table-cell>
          <table:table-cell office:value-type="float" office:value="10.000000000000004" table:formula="of:=[.$G$11]*(1-1/[.$I$12]*[.J9])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15.000000000000004" table:formula="of:=[.K9]+[.M9]" table:style-name="ce28">
            <text:p>15</text:p>
          </table:table-cell>
          <table:table-cell office:value-type="float" office:value="17" table:formula="of:=[.L9]+[.N9]" table:style-name="ce28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style-name="ce28"/>
          <table:table-cell office:value-type="date" office:date-value="2018-03-12T00:00:00" table:style-name="ce116">
            <text:p>12-03-18</text:p>
          </table:table-cell>
          <table:table-cell office:value-type="float" office:value="6" table:style-name="ce117">
            <text:p>6</text:p>
          </table:table-cell>
          <table:table-cell office:value-type="float" office:value="5.0000000000000018" table:formula="of:=[.$G$11]*(1-1/[.$I$12]*[.J10])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5.0000000000000018" table:formula="of:=[.K10]+[.M10]" table:style-name="ce28">
            <text:p>5</text:p>
          </table:table-cell>
          <table:table-cell office:value-type="float" office:value="7" table:formula="of:=[.L10]+[.N10]" table:style-name="ce28">
            <text:p>7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4:.F10])" table:style-name="ce37">
            <text:p>40</text:p>
          </table:table-cell>
          <table:table-cell office:value-type="float" office:value="35" table:formula="of:=SUM([.G4:.G10])" table:style-name="ce37">
            <text:p>35</text:p>
          </table:table-cell>
          <table:table-cell table:style-name="ce28"/>
          <table:table-cell office:value-type="date" office:date-value="2018-03-13T00:00:00" table:style-name="ce116">
            <text:p>13-03-18</text:p>
          </table:table-cell>
          <table:table-cell office:value-type="float" office:value="7" table:style-name="ce117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11]+[.M11]" table:style-name="ce28">
            <text:p>0</text:p>
          </table:table-cell>
          <table:table-cell office:value-type="float" office:value="0" table:formula="of:=[.L11]+[.N11]" table:style-name="ce28">
            <text:p>0</text:p>
          </table:table-cell>
          <table:table-cell table:number-columns-repeated="16368"/>
        </table:table-row>
        <table:table-row table:style-name="ro7">
          <table:table-cell table:number-columns-repeated="8" table:style-name="ce28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8"/>
          <table:table-cell table:number-columns-repeated="15361"/>
        </table:table-row>
        <table:table-row table:style-name="ro7">
          <table:table-cell table:number-columns-repeated="1023" table:style-name="ce28"/>
          <table:table-cell table:number-columns-repeated="15361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16:.F18])" table:style-name="ce42">
            <text:p>25</text:p>
          </table:table-cell>
          <table:table-cell office:value-type="float" office:value="25" table:formula="of:=SUM([.G16:.G18])" table:style-name="ce42">
            <text:p>2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3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style-name="ce44"/>
          <table:table-cell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9">
          <table:table-cell table:style-name="ce44"/>
          <table:table-cell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5" table:style-name="ce44"/>
          <table:table-cell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5" table:style-name="ce47"/>
          <table:table-cell table:style-name="ce46"/>
          <table:table-cell table:number-columns-repeated="16371"/>
        </table:table-row>
        <table:table-row table:style-name="ro9">
          <table:table-cell table:style-name="ce46"/>
          <table:table-cell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24:.F30])" table:style-name="ce37">
            <text:p>40</text:p>
          </table:table-cell>
          <table:table-cell office:value-type="float" office:value="35" table:formula="of:=SUM([.G24:.G30])" table:style-name="ce37">
            <text:p>3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35:.F37])" table:style-name="ce42">
            <text:p>25</text:p>
          </table:table-cell>
          <table:table-cell office:value-type="float" office:value="25" table:formula="of:=SUM([.G35:.G37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42:.F48])" table:style-name="ce37">
            <text:p>40</text:p>
          </table:table-cell>
          <table:table-cell office:value-type="float" office:value="35" table:formula="of:=SUM([.G42:.G48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53:.F55])" table:style-name="ce42">
            <text:p>25</text:p>
          </table:table-cell>
          <table:table-cell office:value-type="float" office:value="25" table:formula="of:=SUM([.G53:.G55])" table:style-name="ce42">
            <text:p>25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5"/>
          <table:covered-table-cell table:number-columns-repeated="2"/>
          <table:table-cell table:number-columns-repeated="2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60:.F66])" table:style-name="ce37">
            <text:p>40</text:p>
          </table:table-cell>
          <table:table-cell office:value-type="float" office:value="35" table:formula="of:=SUM([.G60:.G66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71:.F73])" table:style-name="ce42">
            <text:p>25</text:p>
          </table:table-cell>
          <table:table-cell office:value-type="float" office:value="25" table:formula="of:=SUM([.G71:.G73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78:.F84])" table:style-name="ce37">
            <text:p>40</text:p>
          </table:table-cell>
          <table:table-cell office:value-type="float" office:value="35" table:formula="of:=SUM([.G78:.G84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89:.F91])" table:style-name="ce42">
            <text:p>25</text:p>
          </table:table-cell>
          <table:table-cell office:value-type="float" office:value="25" table:formula="of:=SUM([.G89:.G91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96:.F102])" table:style-name="ce37">
            <text:p>40</text:p>
          </table:table-cell>
          <table:table-cell office:value-type="float" office:value="35" table:formula="of:=SUM([.G96:.G102])" table:style-name="ce37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table:style-name="ce41"/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table:style-name="ce41"/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42">
            <text:p>0</text:p>
          </table:table-cell>
          <table:table-cell office:value-type="float" office:value="25" table:formula="of:=SUM([.G107:.G109])" table:style-name="ce42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49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4:.F120])" table:style-name="ce37">
            <text:p>0</text:p>
          </table:table-cell>
          <table:table-cell office:value-type="float" office:value="35" table:formula="of:=SUM([.G114:.G120])" table:style-name="ce37">
            <text:p>35</text:p>
          </table:table-cell>
          <table:table-cell table:number-columns-repeated="16377"/>
        </table:table-row>
        <table:table-row table:number-rows-repeated="1048455" table:style-name="ro1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2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50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1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46" table:default-cell-style-name="ce28"/>
        <table:table-column table:style-name="co3" table:number-columns-repeated="15361" table:default-cell-style-name="ce1"/>
        <table:table-row table:style-name="ro2">
          <table:table-cell table:number-columns-repeated="10" table:style-name="ce28"/>
          <table:table-cell office:value-type="string" table:number-columns-spanned="4" table:number-rows-spanned="1" table:style-name="ce48">
            <text:p>Points restants</text:p>
          </table:table-cell>
          <table:covered-table-cell table:number-columns-repeated="3"/>
          <table:table-cell table:number-columns-repeated="1009" table:style-name="ce28"/>
          <table:table-cell table:number-columns-repeated="15361"/>
        </table:table-row>
        <table:table-row table:style-name="ro5">
          <table:table-cell table:style-name="ce30"/>
          <table:table-cell table:style-name="ce28"/>
          <table:table-cell office:value-type="string" table:number-columns-spanned="5" table:number-rows-spanned="1" table:style-name="ce4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48">
            <text:p>Histoire X</text:p>
          </table:table-cell>
          <table:covered-table-cell/>
          <table:table-cell office:value-type="string" table:number-columns-spanned="2" table:number-rows-spanned="1" table:style-name="ce48">
            <text:p>Histoire Y</text:p>
          </table:table-cell>
          <table:covered-table-cell/>
          <table:table-cell office:value-type="string" table:number-columns-spanned="2" table:number-rows-spanned="1" table:style-name="ce50">
            <text:p>Total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style-name="ce28"/>
          <table:table-cell office:value-type="string" table:number-columns-spanned="2" table:number-rows-spanned="1" table:style-name="ce48">
            <text:p>Jour</text:p>
          </table:table-cell>
          <table:covered-table-cell/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6T00:00:00" table:style-name="ce118">
            <text:p>06-03-18</text:p>
          </table:table-cell>
          <table:table-cell office:value-type="float" office:value="0" table:style-name="ce119">
            <text:p>0</text:p>
          </table:table-cell>
          <table:table-cell office:value-type="float" office:value="35" table:formula="of:=[.$G$11]*(1-1/[.$I$12]*[.J4])" table:style-name="ce35">
            <text:p>35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8">
            <text:p>30</text:p>
          </table:table-cell>
          <table:table-cell office:value-type="float" office:value="35" table:style-name="ce28">
            <text:p>35</text:p>
          </table:table-cell>
          <table:table-cell office:value-type="float" office:value="65" table:formula="of:=[.K4]+[.M4]" table:style-name="ce28">
            <text:p>65</text:p>
          </table:table-cell>
          <table:table-cell office:value-type="float" office:value="70" table:formula="of:=[.L4]+[.N4]" table:style-name="ce28">
            <text:p>70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style-name="ce28"/>
          <table:table-cell office:value-type="date" office:date-value="2018-03-07T00:00:00" table:style-name="ce118">
            <text:p>07-03-18</text:p>
          </table:table-cell>
          <table:table-cell office:value-type="float" office:value="1" table:style-name="ce119">
            <text:p>1</text:p>
          </table:table-cell>
          <table:table-cell office:value-type="float" office:value="30.000000000000004" table:formula="of:=[.$G$11]*(1-1/[.$I$12]*[.J5])" table:style-name="ce35">
            <text:p>3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8">
            <text:p>25</text:p>
          </table:table-cell>
          <table:table-cell office:value-type="float" office:value="30" table:style-name="ce28">
            <text:p>30</text:p>
          </table:table-cell>
          <table:table-cell office:value-type="float" office:value="55" table:formula="of:=[.K5]+[.M5]" table:style-name="ce28">
            <text:p>55</text:p>
          </table:table-cell>
          <table:table-cell office:value-type="float" office:value="63" table:formula="of:=[.L5]+[.N5]" table:style-name="ce28">
            <text:p>63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style-name="ce28"/>
          <table:table-cell office:value-type="date" office:date-value="2018-03-08T00:00:00" table:style-name="ce118">
            <text:p>08-03-18</text:p>
          </table:table-cell>
          <table:table-cell office:value-type="float" office:value="2" table:style-name="ce119">
            <text:p>2</text:p>
          </table:table-cell>
          <table:table-cell office:value-type="float" office:value="25" table:formula="of:=[.$G$11]*(1-1/[.$I$12]*[.J6])" table:style-name="ce35">
            <text:p>25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28">
            <text:p>31</text:p>
          </table:table-cell>
          <table:table-cell office:value-type="float" office:value="47" table:formula="of:=[.K6]+[.M6]" table:style-name="ce28">
            <text:p>47</text:p>
          </table:table-cell>
          <table:table-cell office:value-type="float" office:value="59" table:formula="of:=[.L6]+[.N6]" table:style-name="ce28">
            <text:p>59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09T00:00:00" table:style-name="ce118">
            <text:p>09-03-18</text:p>
          </table:table-cell>
          <table:table-cell office:value-type="float" office:value="3" table:style-name="ce119">
            <text:p>3</text:p>
          </table:table-cell>
          <table:table-cell office:value-type="float" office:value="20" table:formula="of:=[.$G$11]*(1-1/[.$I$12]*[.J7])" table:style-name="ce35">
            <text:p>2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45" table:formula="of:=[.K7]+[.M7]" table:style-name="ce28">
            <text:p>45</text:p>
          </table:table-cell>
          <table:table-cell office:value-type="float" office:value="51" table:formula="of:=[.L7]+[.N7]" table:style-name="ce28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style-name="ce28"/>
          <table:table-cell office:value-type="date" office:date-value="2018-03-10T00:00:00" table:style-name="ce118">
            <text:p>10-03-18</text:p>
          </table:table-cell>
          <table:table-cell office:value-type="float" office:value="4" table:style-name="ce119">
            <text:p>4</text:p>
          </table:table-cell>
          <table:table-cell office:value-type="float" office:value="15.000000000000002" table:formula="of:=[.$G$11]*(1-1/[.$I$12]*[.J8])" table:style-name="ce35">
            <text:p>15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12" table:style-name="ce28">
            <text:p>12</text:p>
          </table:table-cell>
          <table:table-cell office:value-type="float" office:value="25" table:formula="of:=[.K8]+[.M8]" table:style-name="ce28">
            <text:p>25</text:p>
          </table:table-cell>
          <table:table-cell office:value-type="float" office:value="24" table:formula="of:=[.L8]+[.N8]" table:style-name="ce28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style-name="ce28"/>
          <table:table-cell office:value-type="date" office:date-value="2018-03-11T00:00:00" table:style-name="ce118">
            <text:p>11-03-18</text:p>
          </table:table-cell>
          <table:table-cell office:value-type="float" office:value="5" table:style-name="ce119">
            <text:p>5</text:p>
          </table:table-cell>
          <table:table-cell office:value-type="float" office:value="10.000000000000004" table:formula="of:=[.$G$11]*(1-1/[.$I$12]*[.J9])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15.000000000000004" table:formula="of:=[.K9]+[.M9]" table:style-name="ce28">
            <text:p>15</text:p>
          </table:table-cell>
          <table:table-cell office:value-type="float" office:value="17" table:formula="of:=[.L9]+[.N9]" table:style-name="ce28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style-name="ce28"/>
          <table:table-cell office:value-type="date" office:date-value="2018-03-12T00:00:00" table:style-name="ce118">
            <text:p>12-03-18</text:p>
          </table:table-cell>
          <table:table-cell office:value-type="float" office:value="6" table:style-name="ce119">
            <text:p>6</text:p>
          </table:table-cell>
          <table:table-cell office:value-type="float" office:value="5.0000000000000018" table:formula="of:=[.$G$11]*(1-1/[.$I$12]*[.J10])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5.0000000000000018" table:formula="of:=[.K10]+[.M10]" table:style-name="ce28">
            <text:p>5</text:p>
          </table:table-cell>
          <table:table-cell office:value-type="float" office:value="7" table:formula="of:=[.L10]+[.N10]" table:style-name="ce28">
            <text:p>7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4:.F10])" table:style-name="ce37">
            <text:p>0</text:p>
          </table:table-cell>
          <table:table-cell office:value-type="float" office:value="35" table:formula="of:=SUM([.G4:.G10])" table:style-name="ce37">
            <text:p>35</text:p>
          </table:table-cell>
          <table:table-cell table:style-name="ce28"/>
          <table:table-cell office:value-type="date" office:date-value="2018-03-13T00:00:00" table:style-name="ce118">
            <text:p>13-03-18</text:p>
          </table:table-cell>
          <table:table-cell office:value-type="float" office:value="7" table:style-name="ce119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11]+[.M11]" table:style-name="ce28">
            <text:p>0</text:p>
          </table:table-cell>
          <table:table-cell office:value-type="float" office:value="0" table:formula="of:=[.L11]+[.N11]" table:style-name="ce28">
            <text:p>0</text:p>
          </table:table-cell>
          <table:table-cell table:number-columns-repeated="16368"/>
        </table:table-row>
        <table:table-row table:style-name="ro7">
          <table:table-cell table:number-columns-repeated="8" table:style-name="ce28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8"/>
          <table:table-cell table:number-columns-repeated="15361"/>
        </table:table-row>
        <table:table-row table:style-name="ro7">
          <table:table-cell table:number-columns-repeated="1023" table:style-name="ce28"/>
          <table:table-cell table:number-columns-repeated="15361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table:style-name="ce41"/>
          <table:table-cell office:value-type="float" office:value="5" table:style-name="ce41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table:style-name="ce41"/>
          <table:table-cell office:value-type="float" office:value="9" table:style-name="ce41">
            <text:p>9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42">
            <text:p>0</text:p>
          </table:table-cell>
          <table:table-cell office:value-type="float" office:value="25" table:formula="of:=SUM([.G16:.G18])" table:style-name="ce42">
            <text:p>25</text:p>
          </table:table-cell>
          <table:table-cell table:number-columns-repeated="1016" table:style-name="ce28"/>
          <table:table-cell table:number-columns-repeated="15361"/>
        </table:table-row>
        <table:table-row table:style-name="ro10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3</text:p>
          </table:table-cell>
          <table:covered-table-cell table:number-columns-repeated="4"/>
          <table:table-cell table:number-columns-repeated="1016" table:style-name="ce28"/>
          <table:table-cell table:number-columns-repeated="15361"/>
        </table:table-row>
        <table:table-row table:style-name="ro9">
          <table:table-cell table:style-name="ce44"/>
          <table:table-cell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9">
          <table:table-cell table:style-name="ce44"/>
          <table:table-cell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5" table:style-name="ce44"/>
          <table:table-cell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table:style-name="ce33"/>
          <table:table-cell office:value-type="float" office:value="10" table:style-name="ce33">
            <text:p>10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style-name="ce45"/>
          <table:table-cell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number-columns-repeated="5" table:style-name="ce47"/>
          <table:table-cell table:style-name="ce46"/>
          <table:table-cell table:number-columns-repeated="16371"/>
        </table:table-row>
        <table:table-row table:style-name="ro9">
          <table:table-cell table:style-name="ce46"/>
          <table:table-cell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6" table:style-name="ce46"/>
          <table:table-cell table:number-columns-repeated="16371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table:style-name="ce33"/>
          <table:table-cell office:value-type="float" office:value="5" table:style-name="ce33">
            <text:p>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table:style-name="ce33"/>
          <table:table-cell office:value-type="float" office:value="2" table:style-name="ce33">
            <text:p>2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table:style-name="ce33"/>
          <table:table-cell office:value-type="float" office:value="0" table:style-name="ce33">
            <text:p>0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24:.F30])" table:style-name="ce37">
            <text:p>0</text:p>
          </table:table-cell>
          <table:table-cell office:value-type="float" office:value="35" table:formula="of:=SUM([.G24:.G30])" table:style-name="ce37">
            <text:p>35</text:p>
          </table:table-cell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016" table:style-name="ce28"/>
          <table:table-cell table:number-columns-repeated="15361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35:.F37])" table:style-name="ce42">
            <text:p>25</text:p>
          </table:table-cell>
          <table:table-cell office:value-type="float" office:value="25" table:formula="of:=SUM([.G35:.G37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42:.F48])" table:style-name="ce37">
            <text:p>40</text:p>
          </table:table-cell>
          <table:table-cell office:value-type="float" office:value="35" table:formula="of:=SUM([.G42:.G48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53:.F55])" table:style-name="ce42">
            <text:p>25</text:p>
          </table:table-cell>
          <table:table-cell office:value-type="float" office:value="25" table:formula="of:=SUM([.G53:.G55])" table:style-name="ce42">
            <text:p>25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5"/>
          <table:covered-table-cell table:number-columns-repeated="2"/>
          <table:table-cell table:number-columns-repeated="2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60:.F66])" table:style-name="ce37">
            <text:p>40</text:p>
          </table:table-cell>
          <table:table-cell office:value-type="float" office:value="35" table:formula="of:=SUM([.G60:.G66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52"/>
          <table:covered-table-cell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71:.F73])" table:style-name="ce42">
            <text:p>25</text:p>
          </table:table-cell>
          <table:table-cell office:value-type="float" office:value="25" table:formula="of:=SUM([.G71:.G73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78:.F84])" table:style-name="ce37">
            <text:p>40</text:p>
          </table:table-cell>
          <table:table-cell office:value-type="float" office:value="35" table:formula="of:=SUM([.G78:.G84])" table:style-name="ce37">
            <text:p>35</text:p>
          </table:table-cell>
          <table:table-cell table:number-columns-repeated="16377"/>
        </table:table-row>
        <table:table-row table:style-name="ro9">
          <table:table-cell table:number-columns-spanned="2" table:number-rows-spanned="1" table:style-name="ce52"/>
          <table:covered-table-cell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89:.F91])" table:style-name="ce42">
            <text:p>25</text:p>
          </table:table-cell>
          <table:table-cell office:value-type="float" office:value="25" table:formula="of:=SUM([.G89:.G91])" table:style-name="ce42">
            <text:p>25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table:number-columns-repeated="5" table:style-name="ce43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number-columns-spanned="5" table:number-rows-spanned="1" table:style-name="ce49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 table:style-name="ce28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96:.F102])" table:style-name="ce37">
            <text:p>40</text:p>
          </table:table-cell>
          <table:table-cell office:value-type="float" office:value="35" table:formula="of:=SUM([.G96:.G102])" table:style-name="ce37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9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Tintin</text:p>
          </table:table-cell>
          <table:table-cell office:value-type="string" table:style-name="ce40">
            <text:p>Milou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Sacha</text:p>
          </table:table-cell>
          <table:table-cell office:value-type="string" table:style-name="ce40">
            <text:p>Ondine</text:p>
          </table:table-cell>
          <table:table-cell office:value-type="float" office:value="6" table:style-name="ce41">
            <text:p>6</text:p>
          </table:table-cell>
          <table:table-cell office:value-type="float" office:value="11" table:style-name="ce41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Batman</text:p>
          </table:table-cell>
          <table:table-cell office:value-type="string" table:style-name="ce40">
            <text:p>Robin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25" table:formula="of:=SUM([.F107:.F109])" table:style-name="ce42">
            <text:p>25</text:p>
          </table:table-cell>
          <table:table-cell office:value-type="float" office:value="25" table:formula="of:=SUM([.G107:.G109])" table:style-name="ce42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8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49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1">
            <text:p>Tâches</text:p>
          </table:table-cell>
          <table:table-cell office:value-type="string" table:style-name="ce31">
            <text:p>Pilote</text:p>
          </table:table-cell>
          <table:table-cell office:value-type="string" table:style-name="ce31">
            <text:p>Copilote</text:p>
          </table:table-cell>
          <table:table-cell office:value-type="string" table:style-name="ce31">
            <text:p>Points réels</text:p>
          </table:table-cell>
          <table:table-cell office:value-type="string" table:style-name="ce31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1</text:p>
          </table:table-cell>
          <table:table-cell office:value-type="string" table:style-name="ce32">
            <text:p>John Doe</text:p>
          </table:table-cell>
          <table:table-cell office:value-type="string" table:style-name="ce32">
            <text:p>Sam Smith</text:p>
          </table:table-cell>
          <table:table-cell office:value-type="float" office:value="11" table:style-name="ce33">
            <text:p>11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2</text:p>
          </table:table-cell>
          <table:table-cell office:value-type="string" table:style-name="ce32">
            <text:p>Bilbo Baggins</text:p>
          </table:table-cell>
          <table:table-cell office:value-type="string" table:style-name="ce32">
            <text:p>Sam Gamji</text:p>
          </table:table-cell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3</text:p>
          </table:table-cell>
          <table:table-cell office:value-type="string" table:style-name="ce32">
            <text:p>Tanguy</text:p>
          </table:table-cell>
          <table:table-cell office:value-type="string" table:style-name="ce32">
            <text:p>Laverdure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4</text:p>
          </table:table-cell>
          <table:table-cell office:value-type="string" table:style-name="ce32">
            <text:p>Bob</text:p>
          </table:table-cell>
          <table:table-cell office:value-type="string" table:style-name="ce32">
            <text:p>Bobette</text:p>
          </table:table-cell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5</text:p>
          </table:table-cell>
          <table:table-cell office:value-type="string" table:style-name="ce32">
            <text:p>Laurel</text:p>
          </table:table-cell>
          <table:table-cell office:value-type="string" table:style-name="ce32">
            <text:p>Hardy</text:p>
          </table:table-cell>
          <table:table-cell office:value-type="float" office:value="3" table:style-name="ce33">
            <text:p>3</text:p>
          </table:table-cell>
          <table:table-cell office:value-type="float" office:value="5" table:style-name="ce33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6</text:p>
          </table:table-cell>
          <table:table-cell office:value-type="string" table:style-name="ce32">
            <text:p>Peter</text:p>
          </table:table-cell>
          <table:table-cell office:value-type="string" table:style-name="ce32">
            <text:p>Sloane</text:p>
          </table:table-cell>
          <table:table-cell office:value-type="float" office:value="6" table:style-name="ce33">
            <text:p>6</text:p>
          </table:table-cell>
          <table:table-cell office:value-type="float" office:value="2" table:style-name="ce33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32">
            <text:p>Tâche 7</text:p>
          </table:table-cell>
          <table:table-cell office:value-type="string" table:style-name="ce32">
            <text:p>Spirou</text:p>
          </table:table-cell>
          <table:table-cell office:value-type="string" table:style-name="ce32">
            <text:p>Fantasio</text:p>
          </table:table-cell>
          <table:table-cell office:value-type="float" office:value="2" table:style-name="ce33">
            <text:p>2</text:p>
          </table:table-cell>
          <table:table-cell office:value-type="float" office:value="0" table:style-name="ce33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0" table:formula="of:=SUM([.F114:.F120])" table:style-name="ce37">
            <text:p>40</text:p>
          </table:table-cell>
          <table:table-cell office:value-type="float" office:value="35" table:formula="of:=SUM([.G114:.G120])" table:style-name="ce37">
            <text:p>35</text:p>
          </table:table-cell>
          <table:table-cell table:number-columns-repeated="16377"/>
        </table:table-row>
        <table:table-row table:number-rows-repeated="1048455" table:style-name="ro1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ext-properties fo:color="#FF0000"/>
    </style:style>
    <style:style style:name="cf7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8" style:family="table-cell">
      <style:text-properties fo:color="#FF0000" style:font-family-generic="swiss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destefani</meta:initial-creator>
    <dc:creator>Adrien Beslier</dc:creator>
    <meta:creation-date>2018-01-29T13:27:33Z</meta:creation-date>
    <dc:date>2023-03-13T22:55:57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>
      <style:chart-properties chart:symbol-type="none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19">
      <style:chart-properties chart:symbol-type="none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20">
      <style:chart-properties chart:symbol-type="none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none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</office:automatic-styles>
  <office:body>
    <office:chart>
      <chart:chart chart:class="chart:line" svg:height="385.0588188976378pt" svg:width="453.7986614173228pt" chart:style-name="Crt0">
        <chart:legend chart:legend-position="bottom" chart:legend-align="center" chart:style-name="Lgnd"/>
        <chart:plot-area svg:x="5.0pt" svg:y="8.332047244094487pt" svg:width="437.7986614173228pt" svg:height="310.527165354330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1:.$F$1"/>
          </chart:axis>
          <chart:series chart:label-cell-address="Burndown.$A$2" chart:values-cell-range-address="Burndown.$B$2:.$F$2" chart:class="chart:line" chart:attached-axis="primary-y" chart:style-name="G0S0">
            <chart:data-point chart:repeated="5"/>
          </chart:series>
          <chart:series chart:label-cell-address="Burndown.$A$3" chart:values-cell-range-address="Burndown.$B$3:.$F$3" chart:class="chart:line" chart:attached-axis="primary-y" chart:style-name="G0S1">
            <chart:data-point chart:repeated="5"/>
          </chart:series>
          <chart:series chart:label-cell-address="Burndown.$A$4" chart:values-cell-range-address="Burndown.$B$4:.$F$4" chart:class="chart:line" chart:attached-axis="primary-y" chart:style-name="G0S2">
            <chart:data-point chart:repeated="5"/>
          </chart:series>
          <chart:series chart:label-cell-address="Burndown.$A$5" chart:values-cell-range-address="Burndown.$B$5:.$F$5" chart:class="chart:line" chart:attached-axis="primary-y" chart:style-name="G0S3">
            <chart:data-point chart:repeated="5"/>
          </chart:series>
          <chart:series chart:label-cell-address="Burndown.$A$6" chart:values-cell-range-address="Burndown.$B$6:.$F$6" chart:class="chart:line" chart:attached-axis="primary-y" chart:style-name="G0S4">
            <chart:data-point chart:repeated="5"/>
          </chart:series>
          <chart:series chart:label-cell-address="Burndown.$A$7" chart:values-cell-range-address="Burndown.$B$7:.$F$7" chart:class="chart:line" chart:attached-axis="primary-y" chart:style-name="G0S5">
            <chart:data-point chart:repeated="5"/>
          </chart:series>
          <chart:series chart:label-cell-address="Burndown.$A$8" chart:values-cell-range-address="Burndown.$B$8:.$F$8" chart:class="chart:line" chart:attached-axis="primary-y" chart:style-name="G0S6">
            <chart:data-point chart:repeated="5"/>
          </chart:series>
          <chart:series chart:label-cell-address="Burndown.$A$9" chart:values-cell-range-address="Burndown.$B$9:.$F$9" chart:class="chart:line" chart:attached-axis="primary-y" chart:style-name="G0S7">
            <chart:data-point chart:repeated="5"/>
          </chart:series>
          <chart:series chart:label-cell-address="Burndown.$A$10" chart:values-cell-range-address="Burndown.$B$10:.$F$10" chart:class="chart:line" chart:attached-axis="primary-y" chart:style-name="G0S8">
            <chart:data-point chart:repeated="5"/>
          </chart:series>
          <chart:series chart:label-cell-address="Burndown.$A$11" chart:values-cell-range-address="Burndown.$B$11:.$F$11" chart:class="chart:line" chart:attached-axis="primary-y" chart:style-name="G0S9">
            <chart:data-point chart:repeated="5"/>
          </chart:series>
          <chart:series chart:label-cell-address="Burndown.$A$12" chart:values-cell-range-address="Burndown.$B$12:.$F$12" chart:class="chart:line" chart:attached-axis="primary-y" chart:style-name="G0S10">
            <chart:data-point chart:repeated="5"/>
          </chart:series>
          <chart:series chart:label-cell-address="Burndown.$A$13" chart:values-cell-range-address="Burndown.$B$13:.$F$13" chart:class="chart:line" chart:attached-axis="primary-y" chart:style-name="G0S11">
            <chart:data-point chart:repeated="5"/>
          </chart:series>
          <chart:series chart:label-cell-address="Burndown.$A$14" chart:values-cell-range-address="Burndown.$B$14:.$F$14" chart:class="chart:line" chart:attached-axis="primary-y" chart:style-name="G0S12">
            <chart:data-point chart:repeated="5"/>
          </chart:series>
          <chart:series chart:label-cell-address="Burndown.$A$15" chart:values-cell-range-address="Burndown.$B$15:.$F$15" chart:class="chart:line" chart:attached-axis="primary-y" chart:style-name="G0S13">
            <chart:data-point chart:repeated="5"/>
          </chart:series>
          <chart:series chart:label-cell-address="Burndown.$A$16" chart:values-cell-range-address="Burndown.$B$16:.$F$16" chart:class="chart:line" chart:attached-axis="primary-y" chart:style-name="G0S14">
            <chart:data-point chart:repeated="5"/>
          </chart:series>
          <chart:series chart:label-cell-address="Burndown.$A$17" chart:values-cell-range-address="Burndown.$B$17:.$F$17" chart:class="chart:line" chart:attached-axis="primary-y" chart:style-name="G0S15">
            <chart:data-point chart:repeated="5"/>
          </chart:series>
          <chart:series chart:label-cell-address="Burndown.$A$18" chart:values-cell-range-address="Burndown.$B$18:.$F$18" chart:class="chart:line" chart:attached-axis="primary-y" chart:style-name="G0S16">
            <chart:data-point chart:repeated="5"/>
          </chart:series>
          <chart:series chart:label-cell-address="Burndown.$A$19" chart:values-cell-range-address="Burndown.$B$19:.$F$19" chart:class="chart:line" chart:attached-axis="primary-y" chart:style-name="G0S17">
            <chart:data-point chart:repeated="5"/>
          </chart:series>
          <chart:series chart:label-cell-address="Burndown.$A$20" chart:values-cell-range-address="Burndown.$B$20:.$F$20" chart:class="chart:line" chart:attached-axis="primary-y" chart:style-name="G0S18">
            <chart:data-point chart:repeated="5"/>
          </chart:series>
          <chart:series chart:label-cell-address="Burndown.$A$21" chart:values-cell-range-address="Burndown.$B$21:.$F$21" chart:class="chart:line" chart:attached-axis="primary-y" chart:style-name="G0S19">
            <chart:data-point chart:repeated="5"/>
          </chart:series>
          <chart:series chart:label-cell-address="Burndown.$A$22" chart:values-cell-range-address="Burndown.$B$22:.$F$22" chart:class="chart:line" chart:attached-axis="primary-y" chart:style-name="G0S20">
            <chart:data-point chart:repeated="5"/>
          </chart:series>
          <chart:series chart:label-cell-address="Burndown.$A$23" chart:values-cell-range-address="Burndown.$B$23:.$F$23" chart:class="chart:line" chart:attached-axis="primary-y" chart:style-name="G0S2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178.0725196850394pt" svg:width="316.6012598425197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25:.$F$25"/>
          </chart:axis>
          <chart:series chart:values-cell-range-address="Burndown.$B$26:.$F$2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716220472441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